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.347" calcext:value-type="float">
            <text:p>0,347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0.886" calcext:value-type="float">
            <text:p>0,886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table table:name="Лист2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table:style-name="ce2"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5</text:p>
          </table:table-cell>
        </table:table-row>
        <table:table-row table:style-name="ro1">
          <table:table-cell table:style-name="ce2"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.00.0000</text:date>, <text:time style:data-style-name="N2" text:time-value="10:37:30.16232487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7T13:02:53.528431252</dc:date>
    <dc:creator>Anonymous  </dc:creator>
    <meta:editing-duration>PT19H15S</meta:editing-duration>
    <meta:editing-cycles>76</meta:editing-cycles>
    <meta:generator>LibreOffice/6.2.4.2$Linux_X86_64 LibreOffice_project/20$Build-2</meta:generator>
    <meta:document-statistic meta:table-count="2" meta:cell-count="1422" meta:object-count="0"/>
  </office:meta>
</office:document-meta>
</file>